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DejaVu Sans Mono" svg:font-family="'DejaVu Sans Mono'" style:font-adornments="Book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eNagłówek1"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eTekst1" style:master-page-name="">
      <style:paragraph-properties fo:margin-left="0.019cm" fo:margin-right="0cm" fo:margin-top="0cm" fo:margin-bottom="0cm" fo:line-height="0.6cm" fo:text-indent="1.101cm" style:auto-text-indent="false" style:page-number="auto" style:shadow="none"/>
    </style:style>
    <style:style style:name="P3" style:family="paragraph" style:parent-style-name="eTekst1">
      <style:paragraph-properties fo:margin-left="0.019cm" fo:margin-right="0cm" fo:margin-top="0cm" fo:margin-bottom="0cm" fo:line-height="0.6cm" fo:text-indent="1.101cm" style:auto-text-indent="false" style:shadow="none"/>
    </style:style>
    <style:style style:name="P4" style:family="paragraph" style:parent-style-name="eTekst1">
      <style:paragraph-properties fo:margin-top="0cm" fo:margin-bottom="0cm" fo:line-height="0.6cm" style:shadow="none"/>
    </style:style>
    <style:style style:name="P5" style:family="paragraph" style:parent-style-name="eTekst1" style:list-style-name="L2">
      <style:paragraph-properties fo:margin-top="0cm" fo:margin-bottom="0cm" fo:line-height="0.6cm" style:shadow="none"/>
    </style:style>
    <style:style style:name="P6" style:family="paragraph" style:parent-style-name="eTekst1" style:list-style-name="L3">
      <style:paragraph-properties fo:margin-top="0cm" fo:margin-bottom="0cm" fo:line-height="0.6cm" style:shadow="none"/>
      <style:text-properties fo:font-style="normal" style:font-style-asian="normal" style:font-style-complex="normal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04cm" fo:text-indent="-0.635cm" fo:margin-left="7.004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l pracy</text:p>
      <text:p text:style-name="P1"/>
      <text:p text:style-name="P2"><text:span text:style-name="T2">Celem pracy jest przedstawienie praktycznego zastosowania </text:span><text:span text:style-name="T1">Programowania Metodą Behawioralną</text:span><text:span text:style-name="T2"> – jednej z metodyk </text:span><text:span text:style-name="T1">Programowania Zwinnego</text:span><text:span text:style-name="T2">, reprezentującego alternatywne do </text:span><text:span text:style-name="T1">Modelu Kaskadowego</text:span><text:span text:style-name="T2">, kompleksowe podejście do zarządzania i rozwijania projektów informatycznych.</text:span></text:p>
      <text:p text:style-name="P3"><text:span text:style-name="T2">Na potrzeby prezentacji tego podejścia w kolejnych rozdziałach przedstawię historię ewolucji metodyk programowania, a później, wykorzystując technikę </text:span><text:span text:style-name="T1">Behawioralną</text:span><text:span text:style-name="T2"> krok po kroku, zbuduję w pełni funkcjonalna, modularna aplikacja sieciowa {typu </text:span><text:span text:style-name="T1">CMMS</text:span><text:span text:style-name="T2"> (</text:span><text:span text:style-name="T1">Computerised Maintenance Management Systems</text:span><text:span text:style-name="T2"> ang. Komputerowy System Zarządzania i Wspierania Ruchu)}.</text:span></text:p>
      <text:p text:style-name="P3"><text:span text:style-name="T2">W projekcie wykorzystane zostaną:</text:span></text:p>
      <text:p text:style-name="P3"><text:span text:style-name="T2"/></text:p>
      <text:list xml:id="list922550012" text:style-name="L2">
        <text:list-item>
          <text:p text:style-name="P5"><text:span text:style-name="T2">Język programowania: </text:span><text:span text:style-name="T1">Ruby</text:span><text:span text:style-name="T2"> (wersja 1.9.2, implementacja </text:span><text:span text:style-name="T1">MRI</text:span><text:span text:style-name="T2">)</text:span></text:p>
        </text:list-item>
        <text:list-item>
          <text:p text:style-name="P5"><text:span text:style-name="T2">Platforma do tworzenia aplikacji sieciowych: </text:span><text:span text:style-name="T1">Ruby on Rails</text:span><text:span text:style-name="T2"> (werjsa 3.0.9)</text:span></text:p>
        </text:list-item>
        <text:list-item>
          <text:p text:style-name="P5"><text:span text:style-name="T2">Platforma do projektowania behawioralnego: </text:span><text:span text:style-name="T1">Rspec</text:span><text:span text:style-name="T2"> (wersja 2.6)</text:span></text:p>
        </text:list-item>
        <text:list-item>
          <text:p text:style-name="P5"><text:span text:style-name="T2">Język opisu scenariuszy behawioralnych: </text:span><text:span text:style-name="T1">Cucumber</text:span><text:span text:style-name="T2"> (wersja 1.0.0)</text:span></text:p>
        </text:list-item>
        <text:list-item>
          <text:p text:style-name="P5"><text:span text:style-name="T2">System zarządzania uprawnieniami: </text:span><text:span text:style-name="T1">Cancan</text:span><text:span text:style-name="T2"> (wersja 1.6.5)</text:span></text:p>
        </text:list-item>
        <text:list-item>
          <text:p text:style-name="P5"><text:span text:style-name="T2">Trwały, sieciowy system przechowywania danych: </text:span><text:span text:style-name="T1">Redis</text:span><text:span text:style-name="T2"> (wersja 2.2.11)</text:span></text:p>
        </text:list-item>
        <text:list-item>
          <text:p text:style-name="P5"><text:span text:style-name="T2">System kolejkowania zadań: </text:span><text:span text:style-name="T1">Resque</text:span><text:span text:style-name="T2"> (wersja 1.17.1)</text:span></text:p>
        </text:list-item>
      </text:list>
      <text:p text:style-name="P4"><text:span text:style-name="T2"/></text:p>
      <text:p text:style-name="P4"><text:span text:style-name="T2">W tworzeniu aplikacji pomagać będą inne narzędzia, nie mają one jednak wpływu na kształt programu, ani na sposób prezentacji metodyki BDD.</text:span></text:p>
      <text:p text:style-name="P4"><text:span text:style-name="T2">Skorzystanie z nich wynika tylko z moich osobistych preferencji.</text:span></text:p>
      <text:p text:style-name="P4"><text:span text:style-name="T2"/></text:p>
      <text:list xml:id="list889121884" text:style-name="L3">
        <text:list-item>
          <text:p text:style-name="P6"><text:span text:style-name="T3">System wersjonowania oprogramowania: </text:span><text:span text:style-name="T1">Git</text:span><text:span text:style-name="T3"> (wersja 1.6.3.3)</text:span></text:p>
        </text:list-item>
        <text:list-item>
          <text:p text:style-name="P6"><text:span text:style-name="T2">System zarządzania wersjami interpretera języka </text:span><text:span text:style-name="T1">Ruby</text:span><text:span text:style-name="T3">:</text:span><text:span text:style-name="T1"> RVM</text:span><text:span text:style-name="T3"> (wersja 1.6.20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DejaVu Sans Mono" svg:font-family="'DejaVu Sans Mono'" style:font-adornments="Book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eTekst1" style:family="paragraph" style:parent-style-name="Standard" style:auto-update="true" style:class="text" style:master-page-name="">
      <style:paragraph-properties fo:margin-left="0.019cm" fo:margin-right="0cm" fo:margin-top="0cm" fo:margin-bottom="0cm" fo:line-height="0.6cm" fo:text-align="start" style:justify-single-word="false" fo:text-indent="1.101cm" style:auto-text-indent="false" style:page-number="auto" style:shadow="none"/>
      <style:text-properties style:font-name="Times New Roman1" fo:font-size="12pt" style:font-size-asian="10.5pt"/>
    </style:style>
    <style:style style:name="eNagłówek1" style:family="paragraph" style:parent-style-name="Header" style:class="text" style:master-page-name="">
      <style:paragraph-properties fo:text-align="center" style:justify-single-word="false" style:page-number="auto"/>
      <style:text-properties fo:font-size="14pt" fo:font-weight="bold"/>
    </style:style>
    <style:style style:name="eTekst2" style:family="paragraph" style:parent-style-name="eTekst1" style:master-page-name="">
      <style:paragraph-properties fo:margin-left="0cm" fo:margin-right="0cm" fo:margin-top="0cm" fo:margin-bottom="0cm" fo:text-align="end" style:justify-single-word="false" fo:text-indent="0cm" style:auto-text-indent="false" style:page-number="auto"/>
      <style:text-properties fo:font-size="9pt" style:font-size-asian="10.5pt"/>
    </style:style>
    <style:style style:name="Footnote" style:family="paragraph" style:parent-style-name="Standard" style:auto-update="true" style:class="extra" style:master-page-name="">
      <style:paragraph-properties fo:margin-left="0.499cm" fo:margin-right="0cm" fo:margin-top="0.101cm" fo:margin-bottom="0.101cm" fo:text-indent="-0.499cm" style:auto-text-indent="false" style:page-number="auto" text:number-lines="false" text:line-number="0"/>
      <style:text-properties style:font-name="Trebuchet MS" fo:font-size="8pt" style:font-size-asian="10pt" style:font-size-complex="10pt"/>
    </style:style>
    <style:style style:name="eLista1" style:family="paragraph" style:parent-style-name="eTekst1" style:class="list" style:master-page-name="">
      <style:paragraph-properties fo:margin-top="0cm" fo:margin-bottom="0cm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Tahoma" style:font-size-complex="24pt" style:font-weight-complex="bold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  <style:text-properties style:font-name="DejaVu Sans Mono" fo:font-size="10pt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88cm" fo:margin-left="3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1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/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kub Żuchowski</meta:initial-creator>
    <meta:creation-date>2011-03-14T20:23:32</meta:creation-date>
    <dc:date>2011-07-20T18:20:21</dc:date>
    <dc:creator>Jakub Żuchowski</dc:creator>
    <meta:editing-duration>P4DT6H16M20S</meta:editing-duration>
    <meta:editing-cycles>224</meta:editing-cycles>
    <meta:generator>LibreOffice/3.3$Linux LibreOffice_project/330m19$Build-202</meta:generator>
    <meta:document-statistic meta:table-count="0" meta:image-count="0" meta:object-count="0" meta:page-count="1" meta:paragraph-count="16" meta:word-count="181" meta:character-count="1428"/>
  </office:meta>
</office:document-meta>
</file>